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0.687cm" table:align="left"/>
    </style:style>
    <style:style style:name="Tabla1.A" style:family="table-column">
      <style:table-column-properties style:column-width="2.339cm"/>
    </style:style>
    <style:style style:name="Tabla1.B" style:family="table-column">
      <style:table-column-properties style:column-width="4.6cm"/>
    </style:style>
    <style:style style:name="Tabla1.C" style:family="table-column">
      <style:table-column-properties style:column-width="3.748cm"/>
    </style:style>
    <style:style style:name="Tabla1.A1" style:family="table-cell">
      <style:table-cell-properties style:vertical-align="middle" fo:padding="0.049cm" fo:border="none"/>
    </style:style>
    <style:style style:name="P1" style:family="paragraph" style:parent-style-name="Text_20_body">
      <style:paragraph-properties fo:text-align="center" style:justify-single-word="false"/>
    </style:style>
    <style:style style:name="P2" style:family="paragraph" style:parent-style-name="Heading_20_3">
      <style:text-properties fo:color="#ff3333"/>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Preformatted_20_Text" style:list-style-name="L1">
      <style:paragraph-properties fo:margin-top="0cm" fo:margin-bottom="0.499cm" style:contextual-spacing="false"/>
    </style:style>
    <style:style style:name="T1" style:family="text">
      <style:text-properties fo:color="#ff3333"/>
    </style:style>
    <style:style style:name="T2" style:family="text">
      <style:text-properties fo:color="#ff3333" fo:font-size="18pt" style:font-size-asian="18pt" style:font-size-complex="18pt"/>
    </style:style>
    <style:style style:name="T3" style:family="text">
      <style:text-properties fo:color="#66ff66"/>
    </style:style>
    <style:style style:name="T4" style:family="text">
      <style:text-properties fo:color="#66ff66" fo:font-size="18pt" style:font-size-asian="18pt" style:font-size-complex="18pt"/>
    </style:style>
    <style:style style:name="T5" style:family="text">
      <style:text-properties fo:color="#66ff66" fo:font-size="18pt" officeooo:rsid="0009aa4c" style:font-size-asian="18pt" style:font-size-complex="18pt"/>
    </style:style>
    <style:style style:name="T6" style:family="text">
      <style:text-properties fo:color="#66ff66" officeooo:rsid="0009aa4c"/>
    </style:style>
    <style:style style:name="T7" style:family="text">
      <style:text-properties officeooo:rsid="0009aa4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structura de un Programa</text:h>
      <text:p text:style-name="Text_20_body">Debe considerarse que un programa en JavaScript-PL estará compuesto por un único fichero que puede tener declaraciones de variables globales, sentencias y declaración de funciones, en cualquier orden.</text:p>
      <text:p text:style-name="Text_20_body">En este enlace se muestra un <text:a xlink:type="simple" xlink:href="http://www-lt.ls.fi.upm.es/procesadores/Ejem.javascript">ejemplo de un fichero</text:a> válido para el trabajo de esta asignatura.</text:p>
      <text:h text:style-name="Heading_20_3" text:outline-level="3">Programa Principal</text:h>
      <text:p text:style-name="Text_20_body">El programa principal (lo que se ejecutaría al arrancar el programa) estará formado por todas las sentencias ubicadas fuera de las funciones.</text:p>
      <text:p text:style-name="Text_20_body">Por tanto, la ejecución comenzaría por la primera sentencia que se encuentre en el fuente (fuera de una función) y proseguiría secuencialmente hasta el final del fichero ejecutando todas las sentencias situadas fuera de las funciones. Hay que tener en cuenta que una función se ejecuta únicamente cuando sea invocada.</text:p>
      <text:h text:style-name="Heading_20_2" text:outline-level="2">Comentarios</text:h>
      <text:p text:style-name="Text_20_body">En JavaScript-PL hay dos tipos de comentarios [<text:span text:style-name="T2">solamente hay que implementar uno de ellos</text:span>]:</text:p>
      <text:list xml:id="list6675764988944896244" text:style-name="L1">
        <text:list-item>
          <text:p text:style-name="P4"><text:span text:style-name="T1">Se utilizan los caracteres </text:span><text:span text:style-name="Source_20_Text"><text:span text:style-name="T1">/*</text:span></text:span><text:span text:style-name="T1"> para abrir el comentario, y </text:span><text:span text:style-name="Source_20_Text"><text:span text:style-name="T1">*/</text:span></text:span><text:span text:style-name="T1"> para cerrarlo. No se admiten comentarios anidados. Los comentarios pueden ocupar más de una línea y pueden ir colocados en cualquier parte del código:</text:span></text:p>
          <text:p text:style-name="P11"><text:span text:style-name="Source_20_Text"><text:span text:style-name="T1">/* Comentario con apertura y cierre */</text:span></text:span></text:p>
        </text:list-item>
        <text:list-item>
          <text:p text:style-name="P4">Los comentarios comienzan por los caracteres <text:span text:style-name="Source_20_Text">//</text:span> y finalizan al acabar la línea. Este tipo de comentario sólo ocupa una línea y puede ir colocado en cualquier parte del código:</text:p>
          <text:p text:style-name="P11"><text:span text:style-name="Source_20_Text">// Comentario de línea</text:span></text:p>
        </text:list-item>
      </text:list>
      <text:h text:style-name="Heading_20_2" text:outline-level="2">Constantes</text:h>
      <text:p text:style-name="Text_20_body">El lenguaje dispone de varios tipos de constantes [<text:span text:style-name="T2">implementación obligatoria de las constantes enteras y cadenas</text:span>]:</text:p>
      <text:h text:style-name="Heading_20_3" text:outline-level="3">Enteras</text:h>
      <text:p text:style-name="Text_20_body">Hay tres notaciones: decimal, octal y hexadecimal [sólo es obligatorio implementar los enteros en notación decimal]:</text:p>
      <text:list xml:id="list4968680626289588209" text:style-name="L2">
        <text:list-item>
          <text:p text:style-name="P8">Decimal: <text:span text:style-name="Source_20_Text">159</text:span> </text:p>
        </text:list-item>
        <text:list-item>
          <text:p text:style-name="P8">Octal (usando como prefijo un cero): <text:span text:style-name="Source_20_Text">052</text:span> </text:p>
        </text:list-item>
        <text:list-item>
          <text:p text:style-name="P5">Hexadecimal (usando como prefijo un cero y una equis): <text:span text:style-name="Source_20_Text">0x1E4</text:span> </text:p>
        </text:list-item>
      </text:list>
      <text:p text:style-name="Text_20_body"><text:soft-page-break/>Los números enteros se tienen que poder representar con 2 bytes (con signo), por lo que el máximo entero será el 32767.</text:p>
      <text:h text:style-name="Heading_20_3" text:outline-level="3">Cadenas de Caracteres</text:h>
      <text:p text:style-name="Text_20_body">Las constantes cadena van encerradas entre comillas dobles (<text:span text:style-name="Source_20_Text">"Hola, mundo"</text:span>) o entre comillas simples (<text:span text:style-name="Source_20_Text">'Hola, mundo'</text:span>) [sólo es obligatorio implementar una de ellas]. Se utiliza internamente el carácter nulo (cuyo código ASCII es 0) como carácter de fin de cadena. Puede aparecer cualquier carácter imprimible en la cadena [es obligatorio implementar las constantes cadena].</text:p>
      <text:p text:style-name="Text_20_body"><text:span text:style-name="T1">Para representar caracteres especiales dentro de una cadena se utiliza una secuencia de escape. Una secuencia de escape se representa mediante el carácter barra inversa seguido de un determinado carácter. Algunos de estos caracteres son: el salto de línea (</text:span><text:span text:style-name="Source_20_Text"><text:span text:style-name="T1">\n</text:span></text:span><text:span text:style-name="T1">), el tabulador (</text:span><text:span text:style-name="Source_20_Text"><text:span text:style-name="T1">\t</text:span></text:span><text:span text:style-name="T1">), las comillas dobles (</text:span><text:span text:style-name="Source_20_Text"><text:span text:style-name="T1">\"</text:span></text:span><text:span text:style-name="T1">), las comillas simples (</text:span><text:span text:style-name="Source_20_Text"><text:span text:style-name="T1">\'</text:span></text:span><text:span text:style-name="T1">) o el carácter de barra inversa (</text:span><text:span text:style-name="Source_20_Text"><text:span text:style-name="T1">\\</text:span></text:span><text:span text:style-name="T1">) [la implementación de estos caracteres especiales es opcional].</text:span></text:p>
      <text:h text:style-name="P2" text:outline-level="3">Lógicas</text:h>
      <text:p text:style-name="Text_20_body"><text:span text:style-name="T1">En JavaScript-PL existen dos constantes lógicas: </text:span><text:span text:style-name="Source_20_Text"><text:span text:style-name="T1">true</text:span></text:span><text:span text:style-name="T1"> y </text:span><text:span text:style-name="Source_20_Text"><text:span text:style-name="T1">false</text:span></text:span><text:span text:style-name="T1"> [es opcional implementar las constantes lógicas, que son las palabras reservadas </text:span><text:span text:style-name="Source_20_Text"><text:span text:style-name="T1">true</text:span></text:span><text:span text:style-name="T1"> y </text:span><text:span text:style-name="Source_20_Text"><text:span text:style-name="T1">false</text:span></text:span><text:span text:style-name="T1">]. </text:span></text:p>
      <text:h text:style-name="Heading_20_2" text:outline-level="2">Operadores</text:h>
      <text:p text:style-name="Text_20_body">Este lenguaje presenta un conjunto de operadores con los que escribir distintas expresiones. Además, se pueden utilizar los paréntesis para agrupar subexpresiones [es obligatorio implementar los paréntesis].</text:p>
      <text:h text:style-name="Heading_20_3" text:outline-level="3">Operadores Aritméticos</text:h>
      <text:p text:style-name="Text_20_body">Son los operadores que permiten realizar la suma, resta, producto, división y módulo: <text:span text:style-name="Source_20_Text">+</text:span>, <text:span text:style-name="Source_20_Text">-</text:span>, <text:span text:style-name="Source_20_Text">*</text:span>, <text:span text:style-name="Source_20_Text">/</text:span> y <text:span text:style-name="Source_20_Text">%</text:span> [<text:span text:style-name="T4">obligatorio implementar al menos uno</text:span>]. Se aplican sobre datos enteros, proporcionando un resultado entero (en el caso de la división, redondeando el valor si es necesario).</text:p>
      <text:p text:style-name="Text_20_body"><text:span text:style-name="T1">También existen los operadores más y menos unarios: </text:span><text:span text:style-name="Source_20_Text"><text:span text:style-name="T1">+</text:span></text:span><text:span text:style-name="T1">, </text:span><text:span text:style-name="Source_20_Text"><text:span text:style-name="T1">-</text:span></text:span><text:span text:style-name="T1"> [implementación opcional].</text:span></text:p>
      <text:h text:style-name="Heading_20_3" text:outline-level="3">Operadores de Relación</text:h>
      <text:p text:style-name="Text_20_body">Son los operadores que permiten realizar las comparaciones de igual, distinto, menor, mayor, menor o igual, mayor o igual: <text:span text:style-name="Source_20_Text">==</text:span>, <text:span text:style-name="Source_20_Text">!=</text:span>, <text:span text:style-name="Source_20_Text">&lt;</text:span>, <text:span text:style-name="Source_20_Text">&gt;</text:span>, <text:span text:style-name="Source_20_Text">&lt;=</text:span> y <text:span text:style-name="Source_20_Text">&gt;=</text:span> [<text:span text:style-name="T4">obligatorio implementar al menos uno</text:span> de los operadores]. Se aplican sobre datos enteros y proporcionan un resultado lógico.</text:p>
      <text:h text:style-name="Heading_20_3" text:outline-level="3">Operadores Lógicos</text:h>
      <text:p text:style-name="Text_20_body">Representan las operaciones de conjunción, disyunción y negación: <text:span text:style-name="Source_20_Text">&amp;&amp;</text:span>, <text:span text:style-name="Source_20_Text">||</text:span> y <text:span text:style-name="Source_20_Text">!</text:span> [<text:span text:style-name="T4">obligatorio implementar al menos uno</text:span>]. Se aplican sobre datos lógicos y devuelven un resultado lógico.</text:p>
      <text:h text:style-name="P2" text:outline-level="3"><text:soft-page-break/>Operadores de Incremento y Decremento</text:h>
      <text:p text:style-name="Text_20_body"><text:span text:style-name="T1">Permiten auto-incrementar o auto-decrementar el valor de una variable entera: </text:span><text:span text:style-name="Source_20_Text"><text:span text:style-name="T1">++</text:span></text:span><text:span text:style-name="T1"> y </text:span><text:span text:style-name="Source_20_Text"><text:span text:style-name="T1">--</text:span></text:span><text:span text:style-name="T1"> (pueden actuar como prefijos o como sufijos) [algunos grupos tienen que implementar uno de estos operadores]. Se aplican sobre variables enteras y devuelven un resultado entero modificando también el valor de la variable. Ejemplo:</text:span></text:p>
      <text:p text:style-name="Preformatted_20_Text"><text:span text:style-name="Source_20_Text">a = j++ /* si j valía 5, ahora a == 5 y j == 6 */</text:span></text:p>
      <text:p text:style-name="P3"><text:span text:style-name="Source_20_Text">a = ++j /* si j valía 5, ahora a == 6 y j == 6 */</text:span></text:p>
      <text:h text:style-name="Heading_20_3" text:outline-level="3">Operadores de asignación</text:h>
      <text:p text:style-name="Text_20_body">Permiten realizar asignaciones simples o realizando simultáneamente una operación: <text:span text:style-name="Source_20_Text">=</text:span> (asignación), <text:span text:style-name="Source_20_Text">+=</text:span> (asignación con suma), <text:span text:style-name="Source_20_Text">-=</text:span> (asignación con resta), <text:span text:style-name="Source_20_Text">*=</text:span> (asignación con producto), <text:span text:style-name="Source_20_Text">/=</text:span> (asignación con división), <text:span text:style-name="Source_20_Text">%=</text:span> (asignación con módulo), <text:span text:style-name="Source_20_Text">&amp;=</text:span> (asignación con y lógico) y <text:span text:style-name="Source_20_Text">|=</text:span> (asignación con o lógico) [todos los grupos tienen que implementar la asignación simple (<text:span text:style-name="Source_20_Text">=</text:span>) y algunos grupos deberán implementar uno de los operadores de asignación con operación]. Ejemplo:</text:p>
      <text:p text:style-name="Preformatted_20_Text"><text:span text:style-name="Source_20_Text">n += m <text:s text:c="3"/>/* es equivalente a n = n + m */</text:span></text:p>
      <text:p text:style-name="P3"><text:span text:style-name="Source_20_Text">b1 &amp;= b2 <text:s/>/* es equivalente a b1 = b1 &amp;&amp; b2 */</text:span></text:p>
      <text:h text:style-name="P2" text:outline-level="3">Operador Condicional</text:h>
      <text:p text:style-name="Text_20_body"><text:span text:style-name="T1">Permite obtener un valor basándose en una condición: </text:span><text:span text:style-name="Source_20_Text"><text:span text:style-name="T1">(condición) ? (exp1): (exp2)</text:span></text:span><text:span text:style-name="T1"> [implementación obligatoria solo para algunos grupos]. Si la condición lógica es cierta, devuelve </text:span><text:span text:style-name="Source_20_Text"><text:span text:style-name="T1">exp1</text:span></text:span><text:span text:style-name="T1">, en caso contrario, devuelve </text:span><text:span text:style-name="Source_20_Text"><text:span text:style-name="T1">exp2</text:span></text:span><text:span text:style-name="T1">. Tanto la expresión </text:span><text:span text:style-name="Source_20_Text"><text:span text:style-name="T1">exp1</text:span></text:span><text:span text:style-name="T1"> como la expresión </text:span><text:span text:style-name="Source_20_Text"><text:span text:style-name="T1">exp2</text:span></text:span><text:span text:style-name="T1"> deben ser del mismo tipo (entero, lógico o cadena). Ejemplo:</text:span></text:p>
      <text:p text:style-name="Preformatted_20_Text"><text:span text:style-name="Source_20_Text"><text:span text:style-name="T1">max = (a &gt; b) ? (a) : (b)</text:span></text:span></text:p>
      <text:p text:style-name="P3"><text:span text:style-name="Source_20_Text"><text:span text:style-name="T1">/* Si a &gt; b entonces max == a, en otro caso, max == b */</text:span></text:span></text:p>
      <text:h text:style-name="Heading_20_3" text:outline-level="3">Precedencia de Operadores</text:h>
      <text:p text:style-name="Text_20_body">En la tabla siguiente se muestra la precedencia de los operadores con el siguiente significado: los operadores del mismo grupo tienen la misma precedencia y, conforme se desciende por la tabla, la precedencia disminuye. En cualquier caso, el uso de paréntesis permite alterar el orden de evaluación de las expresiones [<text:span text:style-name="T4">es obligatorio para todos los grupos tener en cuenta las precedencias de los operadores utilizados</text:span>].</text:p>
      <text:p text:style-name="P1">Precedencias de los Operadores </text:p>
      <text:p text:style-name="P1">Tabla con la relación de todos los operadores de JavaScript-PL con su significado y relación de asociatividad. La primera columna muestra los operadores, la segunda su significado y la tercera la asociatividad.</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Operadores</text:p>
            </table:table-cell>
            <table:table-cell table:style-name="Tabla1.A1" office:value-type="string">
              <text:p text:style-name="Table_20_Heading">Significado</text:p>
            </table:table-cell>
            <table:table-cell table:style-name="Tabla1.A1" office:value-type="string">
              <text:p text:style-name="Table_20_Heading">Asociatividad</text:p>
            </table:table-cell>
          </table:table-row>
        </table:table-header-rows>
        <table:table-row>
          <table:table-cell table:style-name="Tabla1.A1" office:value-type="string">
            <text:p text:style-name="Table_20_Contents"><text:span text:style-name="Source_20_Text">!<text:line-break/>++<text:line-break/>--<text:line-break/>+<text:line-break/></text:span><text:soft-page-break/><text:span text:style-name="Source_20_Text">-</text:span></text:p>
          </table:table-cell>
          <table:table-cell table:style-name="Tabla1.A1" office:value-type="string">
            <text:p text:style-name="Table_20_Contents">Negación lógica<text:line-break/>Autoincremento<text:line-break/>Autodecremento<text:line-break/>Más unario<text:line-break/><text:soft-page-break/>Menos unario</text:p>
          </table:table-cell>
          <table:table-cell table:style-name="Tabla1.A1" office:value-type="string">
            <text:p text:style-name="Table_20_Contents">Derecha a izquierda </text:p>
          </table:table-cell>
        </table:table-row>
        <table:table-row>
          <table:table-cell table:style-name="Tabla1.A1" office:value-type="string">
            <text:p text:style-name="Table_20_Contents"><text:span text:style-name="Source_20_Text">*<text:line-break/>/<text:line-break/>%</text:span></text:p>
          </table:table-cell>
          <table:table-cell table:style-name="Tabla1.A1" office:value-type="string">
            <text:p text:style-name="Table_20_Contents">Producto<text:line-break/>División<text:line-break/>Módulo</text:p>
          </table:table-cell>
          <table:table-cell table:style-name="Tabla1.A1" office:value-type="string">
            <text:p text:style-name="Table_20_Contents">Izquierda a derecha</text:p>
          </table:table-cell>
        </table:table-row>
        <table:table-row>
          <table:table-cell table:style-name="Tabla1.A1" office:value-type="string">
            <text:p text:style-name="Table_20_Contents"><text:span text:style-name="Source_20_Text">+<text:line-break/>-</text:span></text:p>
          </table:table-cell>
          <table:table-cell table:style-name="Tabla1.A1" office:value-type="string">
            <text:p text:style-name="Table_20_Contents">Suma<text:line-break/>Resta</text:p>
          </table:table-cell>
          <table:table-cell table:style-name="Tabla1.A1" office:value-type="string">
            <text:p text:style-name="Table_20_Contents">Izquierda a derecha</text:p>
          </table:table-cell>
        </table:table-row>
        <table:table-row>
          <table:table-cell table:style-name="Tabla1.A1" office:value-type="string">
            <text:p text:style-name="Table_20_Contents"><text:span text:style-name="Source_20_Text">&gt;<text:line-break/>&gt;=<text:line-break/>&lt;<text:line-break/>&lt;=</text:span></text:p>
          </table:table-cell>
          <table:table-cell table:style-name="Tabla1.A1" office:value-type="string">
            <text:p text:style-name="Table_20_Contents">Mayor<text:line-break/>Mayor o igual<text:line-break/>Menor<text:line-break/>Menor o igual</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text:line-break/>!=</text:span></text:p>
          </table:table-cell>
          <table:table-cell table:style-name="Tabla1.A1" office:value-type="string">
            <text:p text:style-name="Table_20_Contents">Igual<text:line-break/>Distinto</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amp;&amp;</text:span></text:p>
          </table:table-cell>
          <table:table-cell table:style-name="Tabla1.A1" office:value-type="string">
            <text:p text:style-name="Table_20_Contents">Y lógico</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text:span></text:p>
          </table:table-cell>
          <table:table-cell table:style-name="Tabla1.A1" office:value-type="string">
            <text:p text:style-name="Table_20_Contents">O lógico</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 :</text:span></text:p>
          </table:table-cell>
          <table:table-cell table:style-name="Tabla1.A1" office:value-type="string">
            <text:p text:style-name="Table_20_Contents">Operador condicional</text:p>
          </table:table-cell>
          <table:table-cell table:style-name="Tabla1.A1" office:value-type="string">
            <text:p text:style-name="Table_20_Contents">Derecha a izquierda</text:p>
          </table:table-cell>
        </table:table-row>
        <table:table-row>
          <table:table-cell table:style-name="Tabla1.A1" office:value-type="string">
            <text:p text:style-name="Table_20_Contents"><text:span text:style-name="Source_20_Text">op=</text:span></text:p>
          </table:table-cell>
          <table:table-cell table:style-name="Tabla1.A1" office:value-type="string">
            <text:p text:style-name="Table_20_Contents">Asignación con operación</text:p>
          </table:table-cell>
          <table:table-cell table:style-name="Tabla1.A1" office:value-type="string">
            <text:p text:style-name="Table_20_Contents">Derecha a izquierda</text:p>
          </table:table-cell>
        </table:table-row>
      </table:table>
      <text:p text:style-name="Text_20_body"/>
      <text:h text:style-name="Heading_20_2" text:outline-level="2">Identificadores</text:h>
      <text:p text:style-name="Text_20_body">Los nombres de identificadores están formados por cualquier cantidad de letras,dígitos y subrayados (<text:span text:style-name="Source_20_Text">_</text:span>), siendo el primero siempre una letra. Ejemplos: <text:span text:style-name="Source_20_Text">a</text:span>, <text:span text:style-name="Source_20_Text">a3</text:span>, <text:span text:style-name="Source_20_Text">A3</text:span>, <text:span text:style-name="Source_20_Text">Sueldo_de_Trabajador</text:span>, <text:span text:style-name="Source_20_Text">z_9_9__</text:span>...</text:p>
      <text:p text:style-name="Text_20_body">Como ya se ha dicho, el lenguaje es dependiente de minúsculas o mayúsculas, por lo que los nombres <text:span text:style-name="Source_20_Text">a3</text:span> y <text:span text:style-name="Source_20_Text">A3</text:span> referencian a identificadores distintos.</text:p>
      <text:h text:style-name="Heading_20_2" text:outline-level="2">Declaraciones</text:h>
      <text:p text:style-name="Text_20_body">El lenguaje JavaScript-PL no exige declaración de las variables que se utilicen. En el caso de que se use un nombre de variable que no ha sido declarado previamente, se considera que dicha variable es global y entera.</text:p>
      <text:p text:style-name="Text_20_body">Para realizar una declaración de una variable, se coloca la palabra <text:span text:style-name="Source_20_Text">var</text:span> seguida del tipo y del nombre de la variable. Se puede poner una lista de variables separadas por comas <text:span text:style-name="T1">[esta declaración múltiple es opcional para la implementación]:</text:span></text:p>
      <text:p text:style-name="Preformatted_20_Text"><text:span text:style-name="Source_20_Text">var Tipo var1</text:span></text:p>
      <text:p text:style-name="P3"><text:span text:style-name="Source_20_Text"><text:span text:style-name="T1">var Tipo var1, var2, var3 <text:s text:c="6"/>// se declaran las tres variables</text:span></text:span></text:p>
      <text:p text:style-name="Text_20_body">Pueden realizarse declaraciones en cualquier lugar de un bloque de una función; en este caso, la variable será visible desde ese punto hasta el final de la función. También pueden realizarse declaraciones fuera de las funciones en cualquier parte del código (variables globales), siendo solo visibles desde ese punto hasta el final del fichero.</text:p>
      <text:p text:style-name="Text_20_body">Opcionalmente, puede inicializarse una variable en la misma instrucción de la declaración, colocando detrás del nombre de la variable el operador de asignación (<text:span text:style-name="Source_20_Text">=</text:span>) seguido de un valor <text:soft-page-break/>constante [<text:span text:style-name="T2">es opcional implementar la inicialización de variables</text:span>].</text:p>
      <text:p text:style-name="P3"><text:span text:style-name="Source_20_Text">var Tipo var4 = valor4, var5 = valor5</text:span></text:p>
      <text:p text:style-name="Text_20_body">Si una variable no se inicializa cuando se declara se realiza una inicialización por omisión basándose en su tipo: 0 si es entera, falso si es lógica y la cadena vacía (<text:span text:style-name="Source_20_Text">""</text:span>) si es cadena.</text:p>
      <text:p text:style-name="Text_20_body">El ámbito de una variable será global si no se ha declarado o si se declara fuera de cualquier función, y será local si se declara dentro del cuerpo de una función. No se admite la redeclaración del mismo identificador en un mismo ámbito.</text:p>
      <text:h text:style-name="Heading_20_2" text:outline-level="2">Tipos de Datos</text:h>
      <text:p text:style-name="Text_20_body">El lenguaje dispone de distintos tipos de datos básicos.</text:p>
      <text:p text:style-name="Text_20_body">Se deben considerar sólo los siguientes tipos de datos básicos: entero, lógico y cadena.</text:p>
      <text:p text:style-name="Text_20_body">El tipo <text:span text:style-name="Strong_20_Emphasis">entero</text:span> se refiere a un entero que debe representarse con un tamaño de 16 bits. Se representa con la palabra <text:span text:style-name="Source_20_Text">int</text:span>.</text:p>
      <text:p text:style-name="Text_20_body">El tipo <text:span text:style-name="Strong_20_Emphasis">lógico</text:span> permite representar valores lógicos. Las expresiones relacionales y lógicas devuelven un valor lógico. Se representa con la palabra <text:span text:style-name="Source_20_Text">bool</text:span>.</text:p>
      <text:p text:style-name="Text_20_body">El tipo <text:span text:style-name="Strong_20_Emphasis">cadena</text:span> permite representar secuencias de caracteres. Se representa con la palabra <text:span text:style-name="Source_20_Text">chars</text:span>.</text:p>
      <text:p text:style-name="Text_20_body">El lenguaje no tiene conversiones automáticas entre tipos.</text:p>
      <text:p text:style-name="Text_20_body">Ejemplos:</text:p>
      <text:p text:style-name="Preformatted_20_Text"><text:span text:style-name="Source_20_Text">var int i = 11 <text:s text:c="4"/>// variable entera</text:span></text:p>
      <text:p text:style-name="Preformatted_20_Text"><text:span text:style-name="Source_20_Text">var chars st <text:s text:c="6"/>// variable cadena </text:span></text:p>
      <text:p text:style-name="Preformatted_20_Text"><text:span text:style-name="Source_20_Text">var bool b <text:s text:c="8"/>// variable lógica</text:span></text:p>
      <text:p text:style-name="Preformatted_20_Text"><text:span text:style-name="Source_20_Text">var int c = 77 <text:s text:c="4"/>// variable entera</text:span></text:p>
      <text:p text:style-name="Preformatted_20_Text"><text:span text:style-name="Source_20_Text">b = i != c <text:s text:c="3"/>// i y c son enteras; b valdrá verdadero</text:span></text:p>
      <text:p text:style-name="Preformatted_20_Text"><text:span text:style-name="Source_20_Text">c = c + i <text:s text:c="4"/>// i y c son enteras; c valdrá 88</text:span></text:p>
      <text:p text:style-name="Preformatted_20_Text"><text:span text:style-name="Source_20_Text">i = b + i <text:s text:c="4"/>// Error: no se puede sumar un lógico con un entero</text:span></text:p>
      <text:p text:style-name="P3"><text:span text:style-name="Source_20_Text">b = ! i <text:s text:c="6"/>// Error: el operador de negación solo puede aplicarse a lógicos</text:span></text:p>
      <text:h text:style-name="Heading_20_2" text:outline-level="2">Instrucciones de Entrada/Salida</text:h>
      <text:p text:style-name="Text_20_body">La sentencia <text:span text:style-name="Source_20_Text">write (expresión)</text:span> evalúa la expresión e imprime el resultado por pantalla. Por ejemplo:</text:p>
      <text:p text:style-name="P3"><text:span text:style-name="Source_20_Text">a= 50; write(a * 2 + 16) /* imprime: 116 */</text:span></text:p>
      <text:p text:style-name="Text_20_body">La <text:span text:style-name="Source_20_Text">expresión</text:span> puede ser también una cadena o un lógico. Por ejemplo:</text:p>
      <text:p text:style-name="Preformatted_20_Text"><text:span text:style-name="Source_20_Text">a= "Adiós"</text:span></text:p>
      <text:p text:style-name="P3"><text:span text:style-name="Source_20_Text">write("Hola"); write(a) /* imprime HolaAdiós */</text:span></text:p>
      <text:p text:style-name="Text_20_body">Se admite poner varias expresiones en <text:span text:style-name="Source_20_Text">write</text:span> separadas por comas [<text:span text:style-name="T2">implementación opcional</text:span>]:</text:p>
      <text:p text:style-name="P3"><text:soft-page-break/><text:span text:style-name="Source_20_Text">write ("El factorial de ", num, " es ", fact(num), ".\n")</text:span></text:p>
      <text:p text:style-name="Text_20_body">La sentencia <text:span text:style-name="Source_20_Text">prompt (var)</text:span> lee un número o una cadena del teclado y lo almacena en la variable <text:span text:style-name="Source_20_Text">var</text:span>, que tiene que ser, respectivamente, de tipo entero o cadena. Por ejemplo:</text:p>
      <text:p text:style-name="Preformatted_20_Text"><text:span text:style-name="Source_20_Text">var int a</text:span></text:p>
      <text:p text:style-name="Preformatted_20_Text"><text:span text:style-name="Source_20_Text">var chars c</text:span></text:p>
      <text:p text:style-name="Preformatted_20_Text"><text:span text:style-name="Source_20_Text">prompt (a) // lee un número</text:span></text:p>
      <text:p text:style-name="Preformatted_20_Text"><text:span text:style-name="Source_20_Text">write(a * a) /* imprime el cuadrado del número leído */</text:span></text:p>
      <text:p text:style-name="Preformatted_20_Text"><text:span text:style-name="Source_20_Text">write("Pon tu nombre")</text:span></text:p>
      <text:p text:style-name="Preformatted_20_Text"><text:span text:style-name="Source_20_Text">prompt (c) // lee una cadena</text:span></text:p>
      <text:p text:style-name="P3"><text:span text:style-name="Source_20_Text">write("Hola, ", c) /* imprime las cadenas */</text:span></text:p>
      <text:h text:style-name="Heading_20_2" text:outline-level="2">Sentencias</text:h>
      <text:p text:style-name="Text_20_body">De todo el grupo de sentencias del lenguaje JavaScript, se han seleccionado para ser implementadas las que aparecen a continuación [opcional u obligatoriamente, según se indique en cada caso]:</text:p>
      <text:h text:style-name="Heading_20_3" text:outline-level="3">Sentencias de Asignación</text:h>
      <text:p text:style-name="Text_20_body">Existe una sentencia de asignación en JavaScript-PL, que se construye mediante el símbolo de asignación <text:span text:style-name="Source_20_Text">=</text:span> [<text:span text:style-name="T4">es obligatorio implementar la sentencia de asignación por todos los grupos; los grupos que tengan el operador de asignación con operación deberán implementar también la sentencia de asignación con operación con el operador asignado]</text:span>. Su sintaxis general es la siguiente: identificador, igual y expresión. Esta sentencia asigna al identificador el resultado de evaluar la expresión:</text:p>
      <text:p text:style-name="P3"><text:span text:style-name="Source_20_Text">i= 8 + 6</text:span></text:p>
      <text:p text:style-name="Text_20_body">Como ya se ha indicado, no hay conversiones entre tipos, por lo que tanto el identificador como la expresión han de ser del mismo tipo.</text:p>
      <text:p text:style-name="Preformatted_20_Text"><text:span text:style-name="Source_20_Text">var int i = 123 // i es una variable entera</text:span></text:p>
      <text:p text:style-name="Preformatted_20_Text"><text:span text:style-name="Source_20_Text">var chars cad</text:span></text:p>
      <text:p text:style-name="Preformatted_20_Text"><text:span text:style-name="Source_20_Text">write (i) <text:s text:c="2"/>// imprime el valor entero 123</text:span></text:p>
      <text:p text:style-name="Preformatted_20_Text"><text:span text:style-name="Source_20_Text">cad= "hola"</text:span></text:p>
      <text:p text:style-name="Preformatted_20_Text"><text:span text:style-name="Source_20_Text">write (cad) // imprime el valor cadena "hola"</text:span></text:p>
      <text:p text:style-name="P3"><text:span text:style-name="Source_20_Text">i = i &gt; 88 <text:s/>// Error: no se puede asignar un lógico a un entero</text:span></text:p>
      <text:h text:style-name="Heading_20_3" text:outline-level="3">Sentencia de Llamada a una Función</text:h>
      <text:p text:style-name="Text_20_body">Esta sentencia permite invocar la ejecución de una función que debe estar previamente definida [<text:span text:style-name="T4">implementación obligatoria</text:span>].</text:p>
      <text:p text:style-name="Text_20_body">La llamada a una función se realiza mediante el nombre de la función seguido de los argumentos actuales (separados por comas) entre paréntesis (si no tiene argumentos, hay que poner los paréntesis vacíos). Los argumentos pueden ser cualquier expresión:</text:p>
      <text:p text:style-name="Preformatted_20_Text"><text:span text:style-name="Source_20_Text">p1 (5) <text:s text:c="7"/>/* llamada a una función con un argumento entero */ </text:span></text:p>
      <text:p text:style-name="Preformatted_20_Text"><text:soft-page-break/><text:span text:style-name="Source_20_Text">p2 () <text:s text:c="8"/>/* llamada sin argumentos a una función */ </text:span></text:p>
      <text:p text:style-name="P3"><text:span text:style-name="Source_20_Text">p3 (b, i - 8) /* llamada con dos argumentos a una función */</text:span></text:p>
      <text:p text:style-name="Text_20_body">Los parámetros actuales en la llamada tienen que coincidir en número y tipo con los parámetros formales de la declaración de la función.</text:p>
      <text:p text:style-name="Text_20_body">Si una función devuelve un valor, podrá incluirse una llamada a dicha función dentro de cualquier expresión. Si la llamada se realiza como una sentencia (no se realiza en una expresión), se invocará a la función pero el valor devuelto se perderá:</text:p>
      <text:p text:style-name="Preformatted_20_Text"/>
      <text:p text:style-name="Preformatted_20_Text"><text:span text:style-name="Source_20_Text">b= fun1 (9) /* llamada a una función con un argumento entero */ </text:span></text:p>
      <text:p text:style-name="Preformatted_20_Text"><text:span text:style-name="Source_20_Text">c= b + fun2 (b, fun3() - 8) /* llamada con dos argumentos a una función, </text:span></text:p>
      <text:p text:style-name="Preformatted_20_Text"><text:span text:style-name="Source_20_Text"><text:s text:c="15"/>siendo fun3, una llamada a otra función sin argumentos */</text:span></text:p>
      <text:p text:style-name="P3"><text:span text:style-name="Source_20_Text">fun2 (5, c) /* el valor devuelto por fun2 se pierde */</text:span></text:p>
      <text:h text:style-name="Heading_20_3" text:outline-level="3">Sentencia de Retorno de una Función</text:h>
      <text:p text:style-name="Text_20_body">JavaScript-PL dispone de la sentencia <text:span text:style-name="Source_20_Text">return</text:span> para finalizar la ejecución de una función y volver al punto desde el que fue llamada [<text:span text:style-name="T4">implementación obligatoria</text:span>]. Si no se desea que una función devuelva un valor, ésta terminará cuando se ejecute la instrucción <text:span text:style-name="Source_20_Text">return</text:span> (sin expresión) o al llegar al final del cuerpo de la función. Si se desea que la función devuelva algún dato, deberá incluirse una expresión en la sentencia <text:span text:style-name="Source_20_Text">return</text:span>. Si se indica, el tipo de la expresión retornada deberá coincidir con el tipo de la función. Si no se incluye una expresión, la función debe haber sido declarada sin tipo.</text:p>
      <text:p text:style-name="Preformatted_20_Text"><text:span text:style-name="Source_20_Text">function int SumaAlCuadrado (int a, int b)</text:span></text:p>
      <text:p text:style-name="Preformatted_20_Text"><text:span text:style-name="Source_20_Text">{</text:span></text:p>
      <text:p text:style-name="Preformatted_20_Text"><text:span text:style-name="Source_20_Text"><text:s text:c="2"/>j= a + b</text:span></text:p>
      <text:p text:style-name="Preformatted_20_Text"><text:span text:style-name="Source_20_Text"><text:s text:c="2"/>return j * j</text:span></text:p>
      <text:p text:style-name="Preformatted_20_Text"><text:span text:style-name="Source_20_Text"><text:s text:c="2"/>/* La función finaliza y devuelve el valor entero de la expresión */</text:span></text:p>
      <text:p text:style-name="Preformatted_20_Text"><text:span text:style-name="Source_20_Text">}</text:span></text:p>
      <text:p text:style-name="Preformatted_20_Text"><text:span text:style-name="Source_20_Text">function pro (int x)</text:span></text:p>
      <text:p text:style-name="Preformatted_20_Text"><text:span text:style-name="Source_20_Text">{</text:span></text:p>
      <text:p text:style-name="Preformatted_20_Text"><text:span text:style-name="Source_20_Text"><text:s text:c="2"/>x= SumaAlCuadrado (x - 1, x)</text:span></text:p>
      <text:p text:style-name="Preformatted_20_Text"><text:span text:style-name="Source_20_Text"><text:s text:c="3"/>/* x contendrá el valor devuelto por la función: (x+x-1)^2 */</text:span></text:p>
      <text:p text:style-name="Preformatted_20_Text"><text:span text:style-name="Source_20_Text"><text:s text:c="2"/>if (x &gt; (194/2)) return /* finaliza la ejecución si se ejecuta */</text:span></text:p>
      <text:p text:style-name="Preformatted_20_Text"><text:span text:style-name="Source_20_Text"><text:s text:c="2"/>write (SumaAlCuadrado (x, x))</text:span></text:p>
      <text:p text:style-name="P3"><text:span text:style-name="Source_20_Text">} /* finaliza la ejecución si antes no se ejecutó el return */</text:span></text:p>
      <text:h text:style-name="Heading_20_3" text:outline-level="3">Sentencia Condicional simple</text:h>
      <text:p text:style-name="Text_20_body">Selecciona la ejecución de una sentencia, dependiendo del valor correspondiente de una condición de tipo lógico [<text:span text:style-name="T4">implementación obligatoria para todos los grupos</text:span>]:</text:p>
      <text:p text:style-name="P3"><text:span text:style-name="Source_20_Text">if (condición) sentencia</text:span></text:p>
      <text:p text:style-name="Text_20_body">Si la <text:span text:style-name="Source_20_Text">condición</text:span> lógica se evalúa como cierta se ejecuta la <text:span text:style-name="Source_20_Text">sentencia</text:span> (que puede ser cualquier sentencia simple del lenguaje, es decir, asignación, operación de entrada/salida, llamada a función o retorno); en caso contrario, se finaliza su ejecución:</text:p>
      <text:p text:style-name="Preformatted_20_Text"><text:span text:style-name="Source_20_Text">if (a &gt; b) c= b</text:span></text:p>
      <text:p text:style-name="P3"><text:span text:style-name="Source_20_Text">if (fin) write("adiós")</text:span></text:p>
      <text:h text:style-name="Heading_20_3" text:outline-level="3"><text:soft-page-break/>Sentencia Condicional compuesta</text:h>
      <text:p text:style-name="Text_20_body">Selecciona la ejecución de una de las secuencias de sentencias que encierra, dependiendo del valor correspondiente de una condición de tipo lógico. Tiene dos formatos [<text:span text:style-name="T2">implementación obligatoria de ambos para los grupos que les corresponda</text:span>]:</text:p>
      <text:list xml:id="list6471797996064826067" text:style-name="L3">
        <text:list-item>
          <text:p text:style-name="P9"><text:span text:style-name="Source_20_Text">if (condición) {sentencias1}</text:span> </text:p>
        </text:list-item>
        <text:list-item>
          <text:p text:style-name="P6"><text:span text:style-name="Source_20_Text">if (condición) {sentencias1} else {sentencias2}</text:span> </text:p>
        </text:list-item>
      </text:list>
      <text:p text:style-name="Text_20_body">Si la <text:span text:style-name="Source_20_Text">condición</text:span> lógica se evalúa como cierta se ejecutan las <text:span text:style-name="Source_20_Text">sentencias1</text:span>; en caso contrario, se ejecutan las<text:span text:style-name="Source_20_Text">sentencias2</text:span> (si el programador las ha escrito). Cada uno de estos grupos de sentencias será un bloque de sentencias encerradas entre llaves:</text:p>
      <text:p text:style-name="Preformatted_20_Text"><text:span text:style-name="Source_20_Text">if (a &gt; b)</text:span></text:p>
      <text:p text:style-name="Preformatted_20_Text"><text:span text:style-name="Source_20_Text">{</text:span></text:p>
      <text:p text:style-name="Preformatted_20_Text"><text:span text:style-name="Source_20_Text"><text:s text:c="2"/>c= b <text:s/></text:span></text:p>
      <text:p text:style-name="Preformatted_20_Text"><text:span text:style-name="Source_20_Text">}</text:span></text:p>
      <text:p text:style-name="Preformatted_20_Text"><text:span text:style-name="Source_20_Text">else </text:span></text:p>
      <text:p text:style-name="Preformatted_20_Text"><text:span text:style-name="Source_20_Text">{</text:span></text:p>
      <text:p text:style-name="Preformatted_20_Text"><text:span text:style-name="Source_20_Text"><text:s text:c="2"/>c= a</text:span></text:p>
      <text:p text:style-name="Preformatted_20_Text"><text:span text:style-name="Source_20_Text"><text:s text:c="2"/>if (fin)</text:span></text:p>
      <text:p text:style-name="Preformatted_20_Text"><text:span text:style-name="Source_20_Text"><text:s text:c="2"/>{</text:span></text:p>
      <text:p text:style-name="Preformatted_20_Text"><text:span text:style-name="Source_20_Text"><text:s text:c="4"/>write("adiós")</text:span></text:p>
      <text:p text:style-name="Preformatted_20_Text"><text:span text:style-name="Source_20_Text"><text:s text:c="2"/>}</text:span></text:p>
      <text:p text:style-name="P3"><text:span text:style-name="Source_20_Text">}</text:span></text:p>
      <text:h text:style-name="Heading_20_3" text:outline-level="3">Sentencia Repetitiva <text:span text:style-name="Source_20_Text">while</text:span></text:h>
      <text:p text:style-name="Text_20_body">Esta sentencia permite repetir la ejecución de unas sentencias basándose en el resultado de una expresión lógica [<text:span text:style-name="T2">implementación obligatoria para algunos grupos</text:span>]. La sintaxis es: <text:span text:style-name="Source_20_Text">while (condición) {sentencias}</text:span>.</text:p>
      <text:p text:style-name="Text_20_body">Se evalúa la <text:span text:style-name="Source_20_Text">condición</text:span> lógica y, si resulta ser cierta, se ejecutan las <text:span text:style-name="Source_20_Text">sentencias</text:span> (que será un bloque de sentencias encerradas entre llaves). Este proceso se repite hasta que la <text:span text:style-name="Source_20_Text">condición</text:span> sea falsa:</text:p>
      <text:p text:style-name="Preformatted_20_Text"><text:span text:style-name="Source_20_Text">while (n &lt;= 10) </text:span></text:p>
      <text:p text:style-name="Preformatted_20_Text"><text:span text:style-name="Source_20_Text">{</text:span></text:p>
      <text:p text:style-name="Preformatted_20_Text"><text:span text:style-name="Source_20_Text"><text:s text:c="4"/>n= n + 1</text:span></text:p>
      <text:p text:style-name="Preformatted_20_Text"><text:span text:style-name="Source_20_Text"><text:s text:c="4"/>write (n)</text:span></text:p>
      <text:p text:style-name="P3"><text:span text:style-name="Source_20_Text">} /* mientras que n sea menor o igual que 10... */</text:span></text:p>
      <text:h text:style-name="Heading_20_3" text:outline-level="3">Sentencia Repetitiva <text:span text:style-name="Source_20_Text">do while</text:span></text:h>
      <text:p text:style-name="Text_20_body">Esta sentencia permite repetir la ejecución de las sentencias del bucle mientras se cumpla una condición [<text:span text:style-name="T2">implementación obligatoria para algunos grupos</text:span>]. La sintaxis es: <text:span text:style-name="Source_20_Text">do {sentencias} while (condición)</text:span>. En esta instrucción se ha de colocar un bloque de sentencias encerradas entre llaves.</text:p>
      <text:p text:style-name="Text_20_body">Se ejecutan las <text:span text:style-name="Source_20_Text">sentencias</text:span>; seguidamente se evalúa la <text:span text:style-name="Source_20_Text">condición</text:span> lógica y, si resulta ser cierta, se ejecutan de nuevo las <text:span text:style-name="Source_20_Text">sentencias</text:span>. Este proceso se repite hasta que la <text:span text:style-name="Source_20_Text">condición</text:span> sea <text:soft-page-break/>falsa:</text:p>
      <text:p text:style-name="Preformatted_20_Text"><text:span text:style-name="Source_20_Text">do {</text:span></text:p>
      <text:p text:style-name="Preformatted_20_Text"><text:span text:style-name="Source_20_Text"><text:s text:c="2"/>a++</text:span></text:p>
      <text:p text:style-name="Preformatted_20_Text"><text:span text:style-name="Source_20_Text"><text:s text:c="2"/>c *= b</text:span></text:p>
      <text:p text:style-name="P3"><text:span text:style-name="Source_20_Text">} while (a &lt; b)</text:span></text:p>
      <text:h text:style-name="Heading_20_3" text:outline-level="3">Sentencia Repetitiva <text:span text:style-name="Source_20_Text">for</text:span></text:h>
      <text:p text:style-name="Text_20_body">Esta sentencia <text:span text:style-name="Source_20_Text">for</text:span> permite ejecutar un bucle según una condición compleja [<text:span text:style-name="T4">implementación obligatoria </text:span><text:span text:style-name="T5">PARA NOSOTROS</text:span>]. La sintaxis es: <text:span text:style-name="Source_20_Text">for (inicialización; condición; actualización) {sentencias}</text:span>. La <text:span text:style-name="Source_20_Text">inicialización</text:span> debe ser una sentencia de asignación o nada; la <text:span text:style-name="Source_20_Text">condición</text:span> debe ser una expresión lógica; y la <text:span text:style-name="Source_20_Text">actualización</text:span> puede ser una asignación (sencilla o con operación [para los grupos que tengan esta opción]), un autoincremento o autodecremento [para los grupos que tengan esta opción] o estar vacía. Las <text:span text:style-name="Source_20_Text">sentencias</text:span> están en un bloque delimitado por llaves.</text:p>
      <text:p text:style-name="Text_20_body">El funcionamiento de este bucle es como sigue:</text:p>
      <text:list xml:id="list2036138658829382575" text:style-name="L4">
        <text:list-item>
          <text:p text:style-name="P10">Se ejecuta la <text:span text:style-name="Source_20_Text">inicialización</text:span> </text:p>
        </text:list-item>
        <text:list-item>
          <text:p text:style-name="P10">Se evalúa la <text:span text:style-name="Source_20_Text">condición</text:span> </text:p>
        </text:list-item>
        <text:list-item>
          <text:p text:style-name="P10">Si la <text:span text:style-name="Source_20_Text">condición</text:span> lógica es falsa, se abandona la ejecución del bucle </text:p>
        </text:list-item>
        <text:list-item>
          <text:p text:style-name="P10">Se ejecutan las <text:span text:style-name="Source_20_Text">sentencias</text:span> </text:p>
        </text:list-item>
        <text:list-item>
          <text:p text:style-name="P10">Se ejecuta la <text:span text:style-name="Source_20_Text">actualización</text:span> </text:p>
        </text:list-item>
        <text:list-item>
          <text:p text:style-name="P7">Se vuelve al paso 2. </text:p>
        </text:list-item>
      </text:list>
      <text:p text:style-name="Preformatted_20_Text"><text:span text:style-name="Source_20_Text">for (i = 1; i &lt; 10; i++)</text:span></text:p>
      <text:p text:style-name="Preformatted_20_Text"><text:span text:style-name="Source_20_Text">{</text:span></text:p>
      <text:p text:style-name="Preformatted_20_Text"><text:span text:style-name="Source_20_Text"><text:s/>f *= i</text:span></text:p>
      <text:p text:style-name="P3"><text:span text:style-name="Source_20_Text">}</text:span></text:p>
      <text:h text:style-name="Heading_20_3" text:outline-level="3">Sentencia de Selección Múltiple</text:h>
      <text:p text:style-name="Text_20_body">Esta sentencia selecciona y ejecuta unas sentencias basándose en el resultado de una expresión [i<text:span text:style-name="T2">mplementación obligatoria para algunos grupos</text:span>]. La sintaxis de la sentencia de selección múltiple es:</text:p>
      <text:p text:style-name="Preformatted_20_Text"><text:span text:style-name="Source_20_Text">switch (expresión)</text:span></text:p>
      <text:p text:style-name="Preformatted_20_Text"><text:span text:style-name="Source_20_Text">{</text:span></text:p>
      <text:p text:style-name="Preformatted_20_Text"><text:span text:style-name="Source_20_Text"><text:s text:c="2"/>case valor1: sentencias1</text:span></text:p>
      <text:p text:style-name="Preformatted_20_Text"><text:span text:style-name="Source_20_Text"><text:s text:c="2"/>case valor2: sentencias2</text:span></text:p>
      <text:p text:style-name="Preformatted_20_Text"><text:span text:style-name="Source_20_Text"><text:s text:c="2"/>/* . . . */</text:span></text:p>
      <text:p text:style-name="Preformatted_20_Text"><text:span text:style-name="Source_20_Text"><text:s text:c="2"/>default: sentenciasn</text:span></text:p>
      <text:p text:style-name="P3"><text:span text:style-name="Source_20_Text">}</text:span></text:p>
      <text:p text:style-name="Text_20_body">Su funcionamiento es como sigue: Se evalúa la <text:span text:style-name="Source_20_Text">expresión</text:span> (que debe ser de tipo entero), se busca el valor que coincida con el resultado (los valores tienen que ser constantes enteras) y se ejecutan sus sentencias asociadas. Una vez ejecutadas, se continúa la ejecución de todas las sentencias asociadas a todos los valores que se encuentren a continuación hasta el final del <text:span text:style-name="Source_20_Text">switch</text:span>. Si no se encuentra el valor, se ejecutan las sentencias asociadas a <text:span text:style-name="Source_20_Text">default</text:span>, si el programador la ha <text:soft-page-break/>incluido. [El <text:span text:style-name="Source_20_Text">default</text:span> es opcional para la implementación.]:</text:p>
      <text:p text:style-name="Preformatted_20_Text"><text:span text:style-name="Source_20_Text">switch (dia)</text:span></text:p>
      <text:p text:style-name="Preformatted_20_Text"><text:span text:style-name="Source_20_Text">{</text:span></text:p>
      <text:p text:style-name="Preformatted_20_Text"><text:span text:style-name="Source_20_Text"><text:s text:c="3"/>case 1: write("lunes")</text:span></text:p>
      <text:p text:style-name="Preformatted_20_Text"><text:span text:style-name="Source_20_Text"><text:s text:c="3"/>case 2: write("martes")</text:span></text:p>
      <text:p text:style-name="Preformatted_20_Text"><text:span text:style-name="Source_20_Text"><text:s text:c="3"/>case 3: write("miércoles")</text:span></text:p>
      <text:p text:style-name="Preformatted_20_Text"><text:span text:style-name="Source_20_Text"><text:s text:c="3"/>case 4: write("jueves")</text:span></text:p>
      <text:p text:style-name="Preformatted_20_Text"><text:span text:style-name="Source_20_Text"><text:s text:c="3"/>case 5: write("viernes")</text:span></text:p>
      <text:p text:style-name="Preformatted_20_Text"><text:span text:style-name="Source_20_Text"><text:s text:c="3"/>default: write("fiesta")</text:span></text:p>
      <text:p text:style-name="P3"><text:span text:style-name="Source_20_Text">} /* si dia == 4, se imprimirá: jueves viernes fiesta */</text:span></text:p>
      <text:h text:style-name="Heading_20_3" text:outline-level="3">Sentencia <text:span text:style-name="Source_20_Text">break</text:span></text:h>
      <text:p text:style-name="Text_20_body">Esta sentencia aborta la ejecución de un bucle o un <text:span text:style-name="Source_20_Text">switch</text:span> [i<text:span text:style-name="T2">mplementación obligatoria para los grupos que tengan </text:span><text:span text:style-name="Source_20_Text"><text:span text:style-name="T2">switch</text:span></text:span><text:span text:style-name="T2">]:</text:span></text:p>
      <text:p text:style-name="Preformatted_20_Text"><text:span text:style-name="Source_20_Text">switch (dia)</text:span></text:p>
      <text:p text:style-name="Preformatted_20_Text"><text:span text:style-name="Source_20_Text">{</text:span></text:p>
      <text:p text:style-name="Preformatted_20_Text"><text:span text:style-name="Source_20_Text"><text:s text:c="3"/>case 1: write("lunes"); break</text:span></text:p>
      <text:p text:style-name="Preformatted_20_Text"><text:span text:style-name="Source_20_Text"><text:s text:c="3"/>case 2: write("martes")</text:span></text:p>
      <text:p text:style-name="Preformatted_20_Text"><text:span text:style-name="Source_20_Text"><text:s text:c="3"/>case 3: write("miércoles")</text:span></text:p>
      <text:p text:style-name="Preformatted_20_Text"><text:span text:style-name="Source_20_Text"><text:s text:c="11"/>break</text:span></text:p>
      <text:p text:style-name="Preformatted_20_Text"><text:span text:style-name="Source_20_Text"><text:s text:c="3"/>case 4: write("jueves"); break</text:span></text:p>
      <text:p text:style-name="Preformatted_20_Text"><text:span text:style-name="Source_20_Text"><text:s text:c="3"/>case 5: write("viernes"); break</text:span></text:p>
      <text:p text:style-name="Preformatted_20_Text"><text:span text:style-name="Source_20_Text"><text:s text:c="3"/>default: write("fiesta");</text:span></text:p>
      <text:p text:style-name="P3"><text:span text:style-name="Source_20_Text">} /* si dia == 4, se imprimirá: jueves */</text:span></text:p>
      <text:h text:style-name="Heading_20_2" text:outline-level="2">Funciones</text:h>
      <text:p text:style-name="Text_20_body">Es necesario definir cada función antes de poder utilizarla. La definición de una función se realiza indicando la palabra <text:span text:style-name="Source_20_Text">function</text:span>, el tipo de retorno (si la función devuelve algo), el nombre y, entre paréntesis, los argumentos (si existen) con sus tipos. Tras esta cabecera va un bloque (delimitado por llaves) con el cuerpo de la función:</text:p>
      <text:p text:style-name="Preformatted_20_Text"><text:span text:style-name="Source_20_Text">function [Tipo] nombre (lista de argumentos)</text:span></text:p>
      <text:p text:style-name="Preformatted_20_Text"><text:span text:style-name="Source_20_Text">{</text:span></text:p>
      <text:p text:style-name="Preformatted_20_Text"><text:span text:style-name="Source_20_Text"><text:s text:c="3"/>sentencias</text:span></text:p>
      <text:p text:style-name="P3"><text:span text:style-name="Source_20_Text">}</text:span></text:p>
      <text:p text:style-name="Text_20_body">La lista de argumentos (que puede estar vacía y, en este caso, se ponen los paréntesis vacíos) consta del tipo y del nombre de cada parámetro formal). Si hay más de un argumento, éstos se separan por comas. Los argumentos se pasan siempre por valor.</text:p>
      <text:p text:style-name="Text_20_body">Las funciones pueden recibir como parámetros cualquiera de los tipos básicos del lenguaje (entero, lógico o cadena).</text:p>
      <text:p text:style-name="Text_20_body">Las funciones pueden devolver un valor de uno de los tipos básicos del lenguaje (<text:span text:style-name="Source_20_Text">int</text:span>, <text:span text:style-name="Source_20_Text">bool</text:span> o <text:span text:style-name="Source_20_Text">chars</text:span>). El tipo de retorno de la función se determina según el tipo que aparezca en su declaración. Si se omite el tipo en la declaración, se entiende que la función no devolverá ningún valor. En caso de que las instrucciones <text:span text:style-name="Source_20_Text">return</text:span> de una función tengan expresiones de un tipo distinto al declarado, será un error.</text:p>
      <text:p text:style-name="Text_20_body"><text:soft-page-break/>JavaScript-PL admite <text:span text:style-name="Strong_20_Emphasis">recursividad</text:span>. Todos los grupos de trabajo han de considerarla en su implementación. Cualquier función puede ser <text:span text:style-name="Emphasis">recursiva</text:span>, es decir, puede llamarse a sí misma.</text:p>
      <text:p text:style-name="Text_20_body">El lenguaje JavaScript-PL no permite la definición de funciones anidadas. Esto implica que dentro de una función no se puede definir otra función.</text:p>
      <text:p text:style-name="Text_20_body">Dentro de una función se tiene acceso a las variables locales, a sus argumentos y a las variables globales. Si en una función se declara una variable local o un argumento con el mismo nombre que una variable global, ésta última no es accesible desde dicha función.</text:p>
      <text:p text:style-name="Preformatted_20_Text"><text:span text:style-name="Source_20_Text">var int x <text:s/>// global</text:span></text:p>
      <text:p text:style-name="Preformatted_20_Text"><text:span text:style-name="Source_20_Text">function int factorial (int x) </text:span></text:p>
      <text:p text:style-name="Preformatted_20_Text"><text:span text:style-name="Source_20_Text"><text:s text:c="3"/>/* se define la función recursiva con un parámetro, </text:span></text:p>
      <text:p text:style-name="Preformatted_20_Text"><text:span text:style-name="Source_20_Text"><text:s text:c="6"/>que oculta a la variable global de igual nombre */</text:span></text:p>
      <text:p text:style-name="Preformatted_20_Text"><text:span text:style-name="Source_20_Text">{</text:span></text:p>
      <text:p text:style-name="Preformatted_20_Text"><text:span text:style-name="Source_20_Text"><text:s text:c="2"/>if (x &gt; 1)</text:span></text:p>
      <text:p text:style-name="Preformatted_20_Text"><text:span text:style-name="Source_20_Text"><text:s text:c="2"/>{</text:span></text:p>
      <text:p text:style-name="Preformatted_20_Text"><text:span text:style-name="Source_20_Text"><text:s text:c="4"/>return x * factorial (x - 1)</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return 1</text:span></text:p>
      <text:p text:style-name="Preformatted_20_Text"><text:span text:style-name="Source_20_Text"><text:s text:c="2"/>}</text:span></text:p>
      <text:p text:style-name="Preformatted_20_Text"><text:span text:style-name="Source_20_Text">} <text:s text:c="6"/>// la función devuelve un entero</text:span></text:p>
      <text:p text:style-name="Preformatted_20_Text"><text:span text:style-name="Source_20_Text">function bool Suma (int aux, int fin)</text:span></text:p>
      <text:p text:style-name="Preformatted_20_Text"><text:span text:style-name="Source_20_Text"><text:s text:c="2"/>/* se define la función Suma que recibe </text:span></text:p>
      <text:p text:style-name="Preformatted_20_Text"><text:span text:style-name="Source_20_Text"><text:s text:c="5"/>dos enteros por valor */</text:span></text:p>
      <text:p text:style-name="Preformatted_20_Text"><text:span text:style-name="Source_20_Text"><text:s text:c="2"/>/* usa la variable global x */ </text:span></text:p>
      <text:p text:style-name="Preformatted_20_Text"><text:span text:style-name="Source_20_Text">{</text:span></text:p>
      <text:p text:style-name="Preformatted_20_Text"><text:span text:style-name="Source_20_Text"><text:s text:c="4"/>for (x= 1; x &lt; fin; x= x + 2)</text:span></text:p>
      <text:p text:style-name="Preformatted_20_Text"><text:span text:style-name="Source_20_Text"><text:s text:c="4"/>{</text:span></text:p>
      <text:p text:style-name="Preformatted_20_Text"><text:span text:style-name="Source_20_Text"><text:s text:c="6"/>aux += factorial (aux-1)</text:span></text:p>
      <text:p text:style-name="Preformatted_20_Text"><text:span text:style-name="Source_20_Text"><text:s text:c="4"/>}</text:span></text:p>
      <text:p text:style-name="Preformatted_20_Text"><text:span text:style-name="Source_20_Text"><text:s text:c="4"/>return aux &gt; 10000</text:span></text:p>
      <text:p text:style-name="Preformatted_20_Text"><text:span text:style-name="Source_20_Text">} <text:s text:c="6"/>// la función devuelve un lógico</text:span></text:p>
      <text:p text:style-name="Preformatted_20_Text"><text:span text:style-name="Source_20_Text">function Imprime (int a)</text:span></text:p>
      <text:p text:style-name="Preformatted_20_Text"><text:span text:style-name="Source_20_Text">{</text:span></text:p>
      <text:p text:style-name="Preformatted_20_Text"><text:span text:style-name="Source_20_Text"><text:s text:c="4"/>write (a)</text:span></text:p>
      <text:p text:style-name="Preformatted_20_Text"><text:span text:style-name="Source_20_Text"><text:s text:c="4"/>return <text:s text:c="5"/>// esta instrucción se podría omitir</text:span></text:p>
      <text:p text:style-name="Preformatted_20_Text"><text:span text:style-name="Source_20_Text">} <text:s text:c="6"/>// la función no devuelve nada</text:span></text:p>
      <text:p text:style-name="P3"><text:span text:style-name="Source_20_Text">Imprime (factorial (Suma (5, 3))) <text:s text:c="6"/>// se llama a las tres funcion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23:02:55.931666029</meta:creation-date>
    <dc:date>2016-05-31T16:39:27.524419910</dc:date>
    <meta:editing-duration>P0D</meta:editing-duration>
    <meta:editing-cycles>2</meta:editing-cycles>
    <meta:generator>LibreOffice/4.2.8.2$Linux_X86_64 LibreOffice_project/420m0$Build-2</meta:generator>
    <meta:document-statistic meta:table-count="1" meta:image-count="0" meta:object-count="0" meta:page-count="11" meta:paragraph-count="289" meta:word-count="3441" meta:character-count="20766" meta:non-whitespace-character-count="17316"/>
  </office:meta>
</office:document-meta>
</file>